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officeooo:rsid="000457ea" officeooo:paragraph-rsid="000457ea"/>
    </style:style>
    <style:style style:name="P2" style:family="paragraph" style:parent-style-name="Standard">
      <style:paragraph-properties fo:text-align="start" style:justify-single-word="false"/>
      <style:text-properties style:font-name="Arial" officeooo:rsid="000457ea" officeooo:paragraph-rsid="000457ea"/>
    </style:style>
    <style:style style:name="P3" style:family="paragraph">
      <loext:graphic-properties draw:fill-color="#000000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solid" draw:fill-color="#000000"/>
      <style:paragraph-properties fo:text-align="center"/>
    </style:style>
    <style:style style:name="P6" style:family="paragraph">
      <loext:graphic-properties draw:fill="solid" draw:fill-color="#ffffff"/>
      <style:paragraph-properties fo:text-align="center"/>
      <style:text-properties style:font-name="Arial"/>
    </style:style>
    <style:style style:name="P7" style:family="paragraph">
      <style:paragraph-properties fo:text-align="center"/>
      <style:text-properties style:font-name="Arial"/>
    </style:style>
    <style:style style:name="P8" style:family="paragraph">
      <loext:graphic-properties draw:fill="none" draw:fill-color="#000000"/>
      <style:paragraph-properties fo:text-align="center"/>
      <style:text-properties fo:font-size="21.1499996185303pt"/>
    </style:style>
    <style:style style:name="P9" style:family="paragraph">
      <loext:graphic-properties draw:fill="none"/>
      <style:paragraph-properties fo:text-align="center"/>
      <style:text-properties style:font-name="Arial" fo:font-size="21.1499996185303pt"/>
    </style:style>
    <style:style style:name="T1" style:family="text">
      <style:text-properties officeooo:rsid="000540d3"/>
    </style:style>
    <style:style style:name="T2" style:family="text">
      <style:text-properties style:font-name="Arial"/>
    </style:style>
    <style:style style:name="T3" style:family="text">
      <style:text-properties style:font-name="Arial" fo:font-size="12pt"/>
    </style:style>
    <style:style style:name="gr1" style:family="graphic">
      <style:graphic-properties svg:stroke-color="#000000" draw:marker-end="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color="#000000" draw:marker-start="" draw:marker-end="Fin_20_de_20_línea_20_2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svg:stroke-color="#000000" draw:marker-start="Fin_20_de_20_línea_20_2" draw:marker-end="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svg:stroke-color="#000000" draw:fill="solid" draw:fill-color="#000000" draw:textarea-horizontal-align="justify" draw:textarea-vertical-align="middle" draw:auto-grow-height="false" fo:min-height="0.6cm" fo:min-width="0.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svg:stroke-color="#000000" draw:marker-end="Fin_20_de_20_línea_20_2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svg:stroke-color="#000000" draw:marker-end="Fin_20_de_20_línea_20_2" draw:fill="solid" draw:fill-color="#ffffff" draw:textarea-horizontal-align="justify" draw:textarea-vertical-align="middle" draw:auto-grow-height="false" fo:min-height="1.062cm" fo:min-width="3.697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svg:stroke-color="#000000" draw:marker-end="Fin_20_de_20_línea_20_2" draw:fill="solid" draw:fill-color="#ffffff" draw:textarea-horizontal-align="justify" draw:textarea-vertical-align="middle" draw:auto-grow-height="false" fo:min-height="0.953cm" fo:min-width="1.25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svg:stroke-color="#000000" draw:fill="solid" draw:fill-color="#000000" draw:textarea-horizontal-align="justify" draw:textarea-vertical-align="middle" draw:auto-grow-height="false" fo:min-height="0.508cm" fo:min-width="0.4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svg:stroke-color="#000000" draw:fill="none" draw:fill-color="#000000" draw:textarea-horizontal-align="justify" draw:textarea-vertical-align="middle" draw:auto-grow-height="false" fo:min-height="0.9cm" fo:min-width="0.82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>
      <style:graphic-properties svg:stroke-color="#000000" draw:marker-end="Fin_20_de_20_línea_20_2" draw:fill="solid" draw:fill-color="#ffffff" draw:textarea-horizontal-align="justify" draw:textarea-vertical-align="middle" draw:auto-grow-height="false" fo:min-height="1.139cm" fo:min-width="3.21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1" style:family="graphic">
      <style:graphic-properties svg:stroke-color="#000000" draw:marker-end="Fin_20_de_20_línea_20_2" draw:fill="none" draw:textarea-horizontal-align="justify" draw:textarea-vertical-align="middle" draw:auto-grow-height="false" fo:min-height="0.956cm" fo:min-width="3.5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2" style:family="graphic">
      <style:graphic-properties svg:stroke-color="#000000" draw:marker-end="Fin_20_de_20_línea_20_2" draw:fill="solid" draw:fill-color="#ffffff" draw:textarea-horizontal-align="justify" draw:textarea-vertical-align="middle" draw:auto-grow-height="false" fo:min-height="0.94cm" fo:min-width="1.217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3" style:family="graphic">
      <style:graphic-properties svg:stroke-color="#000000" draw:marker-end="Fin_20_de_20_línea_20_2" draw:fill="solid" draw:fill-color="#ffffff" draw:textarea-horizontal-align="justify" draw:textarea-vertical-align="middle" draw:auto-grow-height="false" fo:min-height="1.577cm" fo:min-width="2.55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4" style:family="graphic">
      <style:graphic-properties svg:stroke-color="#000000" draw:marker-end="" draw:fill-color="#000000" draw:textarea-horizontal-align="center" draw:textarea-vertical-align="middle" style:run-through="background" style:wrap="run-through" style:number-wrapped-paragraphs="no-limit" style:vertical-pos="from-top" style:vertical-rel="paragraph" style:horizontal-pos="from-left" style:horizontal-rel="paragraph"/>
    </style:style>
    <style:style style:name="gr15" style:family="graphic">
      <style:graphic-properties svg:stroke-color="#000000" draw:marker-end="" draw:textarea-horizontal-align="center" draw:textarea-vertical-align="middle" style:run-through="back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ordinar <text:span text:style-name="T1">Núcleos y Extensiones</text:span></text:p>
      <text:p text:style-name="P1"/>
      <text:p text:style-name="P1"><draw:custom-shape text:anchor-type="paragraph" draw:z-index="3" draw:name="Forma1" draw:style-name="gr4" draw:text-style-name="P5" svg:width="0.847cm" svg:height="0.847cm" svg:x="11.85cm" svg:y="0.30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1"/>
      <text:p text:style-name="P1"><draw:line text:anchor-type="paragraph" draw:z-index="4" draw:name="Forma2" draw:style-name="gr5" draw:text-style-name="P3" svg:x1="12.273cm" svg:y1="0.182cm" svg:x2="12.299cm" svg:y2="1.531cm"><text:p/></draw:line><text:tab/> <text:s text:c="6"/></text:p>
      <text:p text:style-name="P1"><text:tab/><text:tab/>inicio</text:p>
      <text:p text:style-name="P1">|</text:p>
      <text:p text:style-name="P1"><draw:custom-shape text:anchor-type="paragraph" draw:z-index="14" draw:name="Forma3" draw:style-name="gr11" draw:text-style-name="P9" svg:width="3.652cm" svg:height="1.059cm" svg:x="10.5cm" svg:y="0.071cm"><text:p text:style-name="P4"><text:span text:style-name="T3">Registrar Núcleos</text:span></text:p><text:p text:style-name="P4"><text:span text:style-name="T3">y Extencisones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1"><draw:ellipse text:anchor-type="paragraph" draw:z-index="1" draw:name="Forma6" draw:style-name="gr2" draw:text-style-name="P4" svg:width="8.864cm" svg:height="3.682cm" svg:x="1.928cm" svg:y="0.362cm" draw:kind="arc" draw:start-angle="359.36" draw:end-angle="182.15"><text:p/></draw:ellipse></text:p>
      <text:p text:style-name="P1"><draw:line text:anchor-type="paragraph" draw:z-index="5" draw:name="Forma2" draw:style-name="gr5" draw:text-style-name="P3" svg:x1="12.326cm" svg:y1="0.182cm" svg:x2="12.352cm" svg:y2="1.743cm"><text:p/></draw:line><draw:ellipse text:anchor-type="paragraph" draw:z-index="2" draw:name="Forma6" draw:style-name="gr3" draw:text-style-name="P4" svg:width="8.864cm" svg:height="3.195cm" svg:x="13.834cm" svg:y="0.129cm" draw:kind="arc" draw:start-angle="359.36" draw:end-angle="182.15"><text:p/></draw:ellipse></text:p>
      <text:p text:style-name="P1"/>
      <text:p text:style-name="P1"><draw:custom-shape text:anchor-type="paragraph" draw:z-index="9" draw:name="Forma4" draw:style-name="gr7" draw:text-style-name="P6" svg:width="2.514cm" svg:height="1.906cm" svg:x="5.182cm" svg:y="0.293cm"><text:p text:style-name="P7"><text:span text:style-name="T2">Verificar</text:span></text:p><text:p text:style-name="P7"><text:span text:style-name="T2">Datos</text:span>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custom-shape text:anchor-type="paragraph" draw:z-index="15" draw:name="Forma4" draw:style-name="gr12" draw:text-style-name="P6" svg:width="2.435cm" svg:height="1.879cm" svg:x="17.062cm" svg:y="0.346cm"><text:p text:style-name="P7"><text:span text:style-name="T2">Desea</text:span></text:p><text:p text:style-name="P7"><text:span text:style-name="T2">Eliminar</text:span>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custom-shape text:anchor-type="paragraph" draw:z-index="16" draw:name="Forma5" draw:style-name="gr13" draw:text-style-name="P6" svg:width="2.726cm" svg:height="1.747cm" svg:x="0.049cm" svg:y="0.399cm"><text:p text:style-name="P4"><text:span text:style-name="T2">Modificar </text:span></text:p><text:p text:style-name="P4"><text:span text:style-name="T2">Núcleos y </text:span></text:p><text:p text:style-name="P4"><text:span text:style-name="T2">Extensiones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2"><draw:custom-shape text:anchor-type="paragraph" draw:z-index="6" draw:name="Forma3" draw:style-name="gr6" draw:text-style-name="P6" svg:width="3.811cm" svg:height="1.176cm" svg:x="10.342cm" svg:y="0.325cm"><text:p text:style-name="P4"><text:span text:style-name="T2">Lista de Núcleos </text:span></text:p><text:p text:style-name="P4"><text:span text:style-name="T2">y Extensiones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3" draw:name="Forma5" draw:style-name="gr10" draw:text-style-name="P6" svg:width="3.335cm" svg:height="1.26cm" svg:x="20.581cm" svg:y="0.15cm"><text:p text:style-name="P4"><text:span text:style-name="T2">Eliminar</text:span><text:span text:style-name="T2"> Núcleos </text:span></text:p><text:p text:style-name="P4"><text:span text:style-name="T2">y Extensiones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tab/><text:tab/> <text:s text:c="3"/>Incorrecto<text:tab/><text:tab/><text:tab/><text:tab/><text:tab/><text:tab/><text:tab/><text:tab/><text:tab/><text:tab/><text:tab/><text:tab/> <text:s text:c="4"/>si</text:p>
      <text:p text:style-name="P1"><draw:line text:anchor-type="paragraph" draw:z-index="0" draw:name="Forma2" draw:style-name="gr1" draw:text-style-name="P3" svg:x1="10.341cm" svg:y1="0.314cm" svg:x2="2.695cm" svg:y2="0.245cm"><text:p/></draw:line><draw:line text:anchor-type="paragraph" draw:z-index="17" draw:name="Forma2" draw:style-name="gr14" draw:text-style-name="P3" svg:x1="21.798cm" svg:y1="0.314cm" svg:x2="14.152cm" svg:y2="0.245cm"><text:p/></draw:line><draw:ellipse text:anchor-type="paragraph" draw:z-index="18" draw:name="Forma7" draw:style-name="gr15" draw:text-style-name="P4" svg:width="5.649cm" svg:height="4.029cm" svg:x="6.055cm" svg:y="-1.879cm" draw:kind="arc" draw:start-angle="177.08" draw:end-angle="347.66"><text:p/></draw:ellipse><draw:ellipse text:anchor-type="paragraph" draw:z-index="19" draw:name="Forma7" draw:style-name="gr15" draw:text-style-name="P4" svg:width="5.649cm" svg:height="3.495cm" svg:x="12.961cm" svg:y="-1.503cm" draw:kind="arc" draw:start-angle="177.08" draw:end-angle="347.66"><text:p/></draw:ellipse><text:tab/><text:tab/><text:tab/><text:tab/><text:tab/></text:p>
      <text:p text:style-name="P1"><draw:line text:anchor-type="paragraph" draw:z-index="7" draw:name="Forma2" draw:style-name="gr5" draw:text-style-name="P3" svg:x1="12.379cm" svg:y1="0.224cm" svg:x2="12.405cm" svg:y2="1.759cm"><text:p/></draw:line></text:p>
      <text:p text:style-name="P1"><text:s text:c="5"/>correcto<text:tab/><text:tab/><text:tab/><text:tab/><text:tab/><text:tab/><text:tab/> no</text:p>
      <text:p text:style-name="P1"/>
      <text:p text:style-name="P1"/>
      <text:p text:style-name="P1"/>
      <text:p text:style-name="P1"><draw:line text:anchor-type="paragraph" draw:z-index="10" draw:name="Forma2" draw:style-name="gr5" draw:text-style-name="P3" svg:x1="12.458cm" svg:y1="0.228cm" svg:x2="12.484cm" svg:y2="1.789cm"><text:p/></draw:line></text:p>
      <text:p text:style-name="P1"/>
      <text:p text:style-name="P1"/>
      <text:p text:style-name="P1"><draw:custom-shape text:anchor-type="paragraph" draw:z-index="12" draw:name="Forma1" draw:style-name="gr9" draw:text-style-name="P8" svg:width="1.165cm" svg:height="1.271cm" svg:x="11.876cm" svg:y="0.32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tab/><text:tab/><text:tab/><text:tab/></text:p>
      <text:p text:style-name="P1"><draw:custom-shape text:anchor-type="paragraph" draw:z-index="11" draw:name="Forma1" draw:style-name="gr8" draw:text-style-name="P5" svg:width="0.451cm" svg:height="0.509cm" svg:x="12.247cm" svg:y="0.235cm"><text:p/>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</draw:custom-shape><text:tab/><text:tab/><text:tab/><text:tab/><text:tab/></text:p>
      <text:p text:style-name="P1"/>
      <text:p text:style-name="P1"/>
      <text:p text:style-name="P1"/>
      <text:p text:style-name="P1"/>
      <text:p text:style-name="P1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</office:font-face-decls>
  <office:styles>
    <draw:marker draw:name="Fin_20_de_20_línea_20_2" draw:display-name="Fin de línea 2" svg:viewBox="0 0 1131 902" svg:d="M564 0l-564 902h1131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VE" style:letter-kerning="true" style:font-name-asian="Liberation Sans1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VE" style:letter-kerning="true" style:font-name-asian="Liberation Sans1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beration Sans1" style:font-family-asian="'Liberation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7.94cm" fo:page-height="21.59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1T10:18:06.211964826</meta:creation-date>
    <dc:date>2020-03-11T11:10:33.575550153</dc:date>
    <meta:editing-duration>PT2M40S</meta:editing-duration>
    <meta:editing-cycles>1</meta:editing-cycles>
    <meta:document-statistic meta:table-count="0" meta:image-count="0" meta:object-count="0" meta:page-count="1" meta:paragraph-count="10" meta:word-count="10" meta:character-count="121" meta:non-whitespace-character-count="57"/>
    <meta:generator>LibreOffice/6.1.0.3$Linux_x86 LibreOffice_project/efb621ed25068d70781dc026f7e9c5187a4decd1</meta:generator>
  </office:meta>
</office:document-meta>
</file>